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c1ef" officeooo:paragraph-rsid="0000c1ef"/>
    </style:style>
    <style:style style:name="P2" style:family="paragraph" style:parent-style-name="Standard">
      <style:text-properties fo:font-size="14pt" officeooo:rsid="0000c1ef" officeooo:paragraph-rsid="0000c1ef" style:font-size-asian="14pt" style:font-size-complex="14pt"/>
    </style:style>
    <style:style style:name="P3" style:family="paragraph" style:parent-style-name="Standard">
      <style:text-properties fo:font-size="14pt" fo:font-weight="bold" officeooo:rsid="0003e1b3" officeooo:paragraph-rsid="0003e1b3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1b818" officeooo:paragraph-rsid="0000c1ef"/>
    </style:style>
    <style:style style:name="P5" style:family="paragraph" style:parent-style-name="Standard">
      <style:text-properties officeooo:rsid="0001b818" officeooo:paragraph-rsid="0001b818"/>
    </style:style>
    <style:style style:name="P6" style:family="paragraph" style:parent-style-name="Standard">
      <style:text-properties officeooo:rsid="0002e801" officeooo:paragraph-rsid="0002e801"/>
    </style:style>
    <style:style style:name="P7" style:family="paragraph" style:parent-style-name="Standard">
      <style:text-properties officeooo:rsid="00034c65" officeooo:paragraph-rsid="00034c65"/>
    </style:style>
    <style:style style:name="P8" style:family="paragraph" style:parent-style-name="Standard">
      <style:text-properties officeooo:rsid="0003e1b3" officeooo:paragraph-rsid="0003e1b3"/>
    </style:style>
    <style:style style:name="P9" style:family="paragraph" style:parent-style-name="Standard">
      <style:text-properties fo:font-size="12pt" fo:font-weight="normal" officeooo:rsid="0003e1b3" officeooo:paragraph-rsid="0003e1b3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485d0" officeooo:paragraph-rsid="000485d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4e0c1" officeooo:paragraph-rsid="0004e0c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675da" officeooo:paragraph-rsid="000675da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6b86e" officeooo:paragraph-rsid="0006b86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6dfd6" officeooo:paragraph-rsid="0006dfd6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703b4" officeooo:paragraph-rsid="000703b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8a703" officeooo:paragraph-rsid="0008a703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3pt" fo:font-weight="normal" officeooo:rsid="0002e801" officeooo:paragraph-rsid="0002e801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officeooo:rsid="0002e801" officeooo:paragraph-rsid="0002e801" style:font-size-asian="13pt" style:font-size-complex="13pt"/>
    </style:style>
    <style:style style:name="P19" style:family="paragraph" style:parent-style-name="Standard">
      <style:text-properties fo:font-size="13pt" officeooo:rsid="00034c65" officeooo:paragraph-rsid="00034c65" style:font-size-asian="13pt" style:font-size-complex="13pt"/>
    </style:style>
    <style:style style:name="P20" style:family="paragraph" style:parent-style-name="Standard">
      <style:text-properties fo:font-size="13pt" officeooo:rsid="0000c1ef" officeooo:paragraph-rsid="0000c1ef" style:font-size-asian="13pt" style:font-size-complex="13pt"/>
    </style:style>
    <style:style style:name="P21" style:family="paragraph" style:parent-style-name="Standard">
      <style:text-properties fo:font-size="18pt" fo:font-style="italic" fo:font-weight="bold" officeooo:rsid="0000c1ef" officeooo:paragraph-rsid="0000c1ef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 style:list-style-name="L1">
      <style:text-properties officeooo:rsid="0001b818" officeooo:paragraph-rsid="0001b818"/>
    </style:style>
    <style:style style:name="P23" style:family="paragraph" style:parent-style-name="Standard" style:list-style-name="L1">
      <style:text-properties officeooo:rsid="0001b818" officeooo:paragraph-rsid="0002e801"/>
    </style:style>
    <style:style style:name="P24" style:family="paragraph" style:parent-style-name="Standard" style:list-style-name="L1">
      <style:text-properties officeooo:rsid="00064db8" officeooo:paragraph-rsid="00064db8"/>
    </style:style>
    <style:style style:name="P25" style:family="paragraph" style:parent-style-name="Standard" style:list-style-name="L2">
      <style:text-properties officeooo:rsid="0002e801" officeooo:paragraph-rsid="0002e801"/>
    </style:style>
    <style:style style:name="P26" style:family="paragraph" style:parent-style-name="Standard" style:list-style-name="L3">
      <style:text-properties officeooo:rsid="0002e801" officeooo:paragraph-rsid="0002e801"/>
    </style:style>
    <style:style style:name="P27" style:family="paragraph" style:parent-style-name="Standard" style:list-style-name="L4">
      <style:text-properties officeooo:rsid="0002e801" officeooo:paragraph-rsid="0002e801"/>
    </style:style>
    <style:style style:name="P28" style:family="paragraph" style:parent-style-name="Standard" style:list-style-name="L2">
      <style:text-properties officeooo:rsid="00034c65" officeooo:paragraph-rsid="00034c65"/>
    </style:style>
    <style:style style:name="P29" style:family="paragraph" style:parent-style-name="Standard" style:list-style-name="L4">
      <style:text-properties officeooo:rsid="00034c65" officeooo:paragraph-rsid="00034c65"/>
    </style:style>
    <style:style style:name="P30" style:family="paragraph" style:parent-style-name="Standard" style:list-style-name="L5">
      <style:text-properties officeooo:rsid="00034c65" officeooo:paragraph-rsid="00034c65"/>
    </style:style>
    <style:style style:name="P31" style:family="paragraph" style:parent-style-name="Standard" style:list-style-name="L6">
      <style:text-properties officeooo:rsid="00034c65" officeooo:paragraph-rsid="00034c65"/>
    </style:style>
    <style:style style:name="P32" style:family="paragraph" style:parent-style-name="Standard" style:list-style-name="L6">
      <style:text-properties officeooo:rsid="0003e1b3" officeooo:paragraph-rsid="0003e1b3"/>
    </style:style>
    <style:style style:name="P33" style:family="paragraph" style:parent-style-name="Standard" style:list-style-name="L7">
      <style:text-properties fo:font-size="12pt" fo:font-weight="normal" officeooo:rsid="0003e1b3" officeooo:paragraph-rsid="0003e1b3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text-properties fo:font-size="12pt" fo:font-weight="normal" officeooo:rsid="000485d0" officeooo:paragraph-rsid="000485d0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text-properties fo:font-size="12pt" fo:font-weight="normal" officeooo:rsid="0004e0c1" officeooo:paragraph-rsid="0004e0c1" style:font-size-asian="12pt" style:font-weight-asian="normal" style:font-size-complex="12pt" style:font-weight-complex="normal"/>
    </style:style>
    <style:style style:name="P36" style:family="paragraph" style:parent-style-name="Standard" style:list-style-name="L10">
      <style:text-properties fo:font-size="12pt" fo:font-weight="normal" officeooo:rsid="00064db8" officeooo:paragraph-rsid="00064db8" style:font-size-asian="12pt" style:font-weight-asian="normal" style:font-size-complex="12pt" style:font-weight-complex="normal"/>
    </style:style>
    <style:style style:name="P37" style:family="paragraph" style:parent-style-name="Standard" style:list-style-name="L11">
      <style:text-properties fo:font-size="12pt" fo:font-weight="normal" officeooo:rsid="0006b86e" officeooo:paragraph-rsid="0006b86e" style:font-size-asian="12pt" style:font-weight-asian="normal" style:font-size-complex="12pt" style:font-weight-complex="normal"/>
    </style:style>
    <style:style style:name="P38" style:family="paragraph" style:parent-style-name="Standard" style:list-style-name="L12">
      <style:text-properties fo:font-size="12pt" fo:font-weight="normal" officeooo:rsid="0006dfd6" officeooo:paragraph-rsid="0006dfd6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06dfd6" officeooo:paragraph-rsid="0006dfd6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06dfd6" officeooo:paragraph-rsid="000bc78b" style:font-size-asian="12pt" style:font-weight-asian="normal" style:font-size-complex="12pt" style:font-weight-complex="normal"/>
    </style:style>
    <style:style style:name="P41" style:family="paragraph" style:parent-style-name="Standard" style:list-style-name="L13">
      <style:text-properties fo:font-size="12pt" fo:font-weight="normal" officeooo:rsid="0008a703" officeooo:paragraph-rsid="0008a703" style:font-size-asian="12pt" style:font-weight-asian="normal" style:font-size-complex="12pt" style:font-weight-complex="normal"/>
    </style:style>
    <style:style style:name="P42" style:family="paragraph" style:parent-style-name="Standard" style:list-style-name="L14">
      <style:text-properties fo:font-size="12pt" fo:font-weight="normal" officeooo:rsid="0008a703" officeooo:paragraph-rsid="0008a703" style:font-size-asian="12pt" style:font-weight-asian="normal" style:font-size-complex="12pt" style:font-weight-complex="normal"/>
    </style:style>
    <style:style style:name="P43" style:family="paragraph" style:parent-style-name="Standard" style:list-style-name="L14">
      <style:text-properties fo:font-size="12pt" fo:font-weight="normal" officeooo:rsid="0009b375" officeooo:paragraph-rsid="0009b375" style:font-size-asian="12pt" style:font-weight-asian="normal" style:font-size-complex="12pt" style:font-weight-complex="normal"/>
    </style:style>
    <style:style style:name="P44" style:family="paragraph" style:parent-style-name="Standard" style:list-style-name="L14">
      <style:text-properties fo:font-size="12pt" fo:font-weight="normal" officeooo:rsid="000a9241" officeooo:paragraph-rsid="000a9241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0bc78b" officeooo:paragraph-rsid="000bc78b" style:font-size-asian="12pt" style:font-weight-asian="normal" style:font-size-complex="12pt" style:font-weight-complex="normal"/>
    </style:style>
    <style:style style:name="P46" style:family="paragraph" style:parent-style-name="Standard" style:list-style-name="L15">
      <style:text-properties fo:font-size="12pt" fo:font-weight="normal" officeooo:rsid="000bc78b" officeooo:paragraph-rsid="000bc78b" style:font-size-asian="12pt" style:font-weight-asian="normal" style:font-size-complex="12pt" style:font-weight-complex="normal"/>
    </style:style>
    <style:style style:name="P47" style:family="paragraph" style:parent-style-name="Standard" style:list-style-name="L17">
      <style:text-properties fo:font-size="12pt" fo:font-weight="normal" officeooo:rsid="000bd1c3" officeooo:paragraph-rsid="000bd1c3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0bd1c3" officeooo:paragraph-rsid="000bd1c3" style:font-size-asian="12pt" style:font-weight-asian="normal" style:font-size-complex="12pt" style:font-weight-complex="normal"/>
    </style:style>
    <style:style style:name="P49" style:family="paragraph" style:parent-style-name="Standard" style:list-style-name="L18">
      <style:text-properties fo:font-size="12pt" fo:font-weight="normal" officeooo:rsid="000bd1c3" officeooo:paragraph-rsid="000bd1c3" style:font-size-asian="12pt" style:font-weight-asian="normal" style:font-size-complex="12pt" style:font-weight-complex="normal"/>
    </style:style>
    <style:style style:name="P50" style:family="paragraph" style:parent-style-name="Standard" style:list-style-name="L18">
      <style:text-properties fo:font-size="12pt" fo:font-weight="normal" officeooo:rsid="000bd1c3" officeooo:paragraph-rsid="000dad3c" style:font-size-asian="12pt" style:font-weight-asian="normal" style:font-size-complex="12pt" style:font-weight-complex="normal"/>
    </style:style>
    <style:style style:name="P51" style:family="paragraph" style:parent-style-name="Standard" style:list-style-name="L19">
      <style:text-properties fo:font-size="12pt" fo:font-weight="normal" officeooo:rsid="000f8765" officeooo:paragraph-rsid="000f8765" style:font-size-asian="12pt" style:font-weight-asian="normal" style:font-size-complex="12pt" style:font-weight-complex="normal"/>
    </style:style>
    <style:style style:name="P52" style:family="paragraph" style:parent-style-name="Standard" style:list-style-name="L20">
      <style:text-properties fo:font-size="12pt" fo:font-weight="normal" officeooo:rsid="000f8765" officeooo:paragraph-rsid="000f8765" style:font-size-asian="12pt" style:font-weight-asian="normal" style:font-size-complex="12pt" style:font-weight-complex="normal"/>
    </style:style>
    <style:style style:name="P53" style:family="paragraph" style:parent-style-name="Standard" style:list-style-name="L20">
      <style:text-properties fo:font-size="12pt" fo:font-weight="normal" officeooo:rsid="0010cb86" officeooo:paragraph-rsid="0010cb86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10cb86" officeooo:paragraph-rsid="0010cb86" style:font-size-asian="12pt" style:font-weight-asian="normal" style:font-size-complex="12pt" style:font-weight-complex="normal"/>
    </style:style>
    <style:style style:name="P55" style:family="paragraph" style:parent-style-name="Standard" style:list-style-name="L21">
      <style:text-properties fo:font-size="12pt" fo:font-weight="normal" officeooo:rsid="0010cb86" officeooo:paragraph-rsid="0010cb86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124dce" officeooo:paragraph-rsid="00124dce" style:font-size-asian="12pt" style:font-weight-asian="normal" style:font-size-complex="12pt" style:font-weight-complex="normal"/>
    </style:style>
    <style:style style:name="P57" style:family="paragraph" style:parent-style-name="Standard" style:list-style-name="L22">
      <style:text-properties fo:font-size="12pt" fo:font-weight="normal" officeooo:rsid="00124dce" officeooo:paragraph-rsid="00124dce" style:font-size-asian="12pt" style:font-weight-asian="normal" style:font-size-complex="12pt" style:font-weight-complex="normal"/>
    </style:style>
    <style:style style:name="P58" style:family="paragraph" style:parent-style-name="Standard" style:list-style-name="L23">
      <style:text-properties fo:font-size="12pt" fo:font-weight="normal" officeooo:rsid="0013188c" officeooo:paragraph-rsid="0013188c" style:font-size-asian="12pt" style:font-weight-asian="normal" style:font-size-complex="12pt" style:font-weight-complex="normal"/>
    </style:style>
    <style:style style:name="P59" style:family="paragraph" style:parent-style-name="Standard" style:list-style-name="L23">
      <style:text-properties fo:font-size="12pt" fo:font-weight="normal" officeooo:rsid="0013188c" officeooo:paragraph-rsid="00163e98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181dae" officeooo:paragraph-rsid="00181dae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5pt" fo:font-weight="bold" officeooo:rsid="000bc78b" officeooo:paragraph-rsid="000bc78b" style:font-size-asian="15pt" style:font-weight-asian="bold" style:font-size-complex="15pt" style:font-weight-complex="bold"/>
    </style:style>
    <style:style style:name="P62" style:family="paragraph" style:parent-style-name="Standard">
      <style:text-properties fo:font-size="15pt" fo:font-weight="bold" officeooo:rsid="000bc78b" officeooo:paragraph-rsid="0006dfd6" style:font-size-asian="15pt" style:font-weight-asian="bold" style:font-size-complex="15pt" style:font-weight-complex="bold"/>
    </style:style>
    <style:style style:name="P63" style:family="paragraph" style:parent-style-name="Standard">
      <style:text-properties fo:font-size="14pt" fo:font-weight="bold" officeooo:rsid="0011e3ed" officeooo:paragraph-rsid="0011e3ed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font-style="italic" fo:font-weight="bold" officeooo:rsid="000bc78b" officeooo:paragraph-rsid="000bc78b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Standard">
      <style:text-properties fo:font-size="14pt" fo:font-style="italic" fo:font-weight="bold" officeooo:rsid="0011e3ed" officeooo:paragraph-rsid="0011e3ed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style:text-properties fo:font-size="13pt" fo:font-weight="normal" officeooo:rsid="0003e1b3" officeooo:paragraph-rsid="0003e1b3" style:font-size-asian="13pt" style:font-weight-asian="normal" style:font-size-complex="13pt" style:font-weight-complex="normal"/>
    </style:style>
    <style:style style:name="P67" style:family="paragraph" style:parent-style-name="Standard">
      <style:text-properties fo:font-size="13pt" fo:font-weight="normal" officeooo:rsid="000485d0" officeooo:paragraph-rsid="000485d0" style:font-size-asian="13pt" style:font-weight-asian="normal" style:font-size-complex="13pt" style:font-weight-complex="normal"/>
    </style:style>
    <style:style style:name="P68" style:family="paragraph" style:parent-style-name="Standard">
      <style:text-properties fo:font-size="13pt" fo:font-weight="normal" officeooo:rsid="00064db8" officeooo:paragraph-rsid="00064db8" style:font-size-asian="13pt" style:font-weight-asian="normal" style:font-size-complex="13pt" style:font-weight-complex="normal"/>
    </style:style>
    <style:style style:name="P69" style:family="paragraph" style:parent-style-name="Standard">
      <style:text-properties fo:font-size="13pt" fo:font-weight="normal" officeooo:rsid="000675da" officeooo:paragraph-rsid="000675da" style:font-size-asian="13pt" style:font-weight-asian="normal" style:font-size-complex="13pt" style:font-weight-complex="normal"/>
    </style:style>
    <style:style style:name="P70" style:family="paragraph" style:parent-style-name="Standard">
      <style:text-properties fo:font-size="13pt" fo:font-weight="normal" officeooo:rsid="0006b86e" officeooo:paragraph-rsid="0006b86e" style:font-size-asian="13pt" style:font-weight-asian="normal" style:font-size-complex="13pt" style:font-weight-complex="normal"/>
    </style:style>
    <style:style style:name="P71" style:family="paragraph" style:parent-style-name="Standard">
      <style:text-properties fo:font-size="13pt" fo:font-weight="normal" officeooo:rsid="0008a703" officeooo:paragraph-rsid="0008a703" style:font-size-asian="13pt" style:font-weight-asian="normal" style:font-size-complex="13pt" style:font-weight-complex="normal"/>
    </style:style>
    <style:style style:name="P72" style:family="paragraph" style:parent-style-name="Standard">
      <style:text-properties fo:font-size="13pt" fo:font-weight="normal" officeooo:rsid="000bc78b" officeooo:paragraph-rsid="000bc78b" style:font-size-asian="13pt" style:font-weight-asian="normal" style:font-size-complex="13pt" style:font-weight-complex="normal"/>
    </style:style>
    <style:style style:name="P73" style:family="paragraph" style:parent-style-name="Standard">
      <style:text-properties fo:font-size="13pt" fo:font-weight="normal" officeooo:rsid="000f8765" officeooo:paragraph-rsid="000f8765" style:font-size-asian="13pt" style:font-weight-asian="normal" style:font-size-complex="13pt" style:font-weight-complex="normal"/>
    </style:style>
    <style:style style:name="P74" style:family="paragraph" style:parent-style-name="Standard">
      <style:text-properties fo:font-size="13pt" fo:font-weight="normal" officeooo:rsid="000bd1c3" officeooo:paragraph-rsid="000bd1c3" style:font-size-asian="13pt" style:font-weight-asian="normal" style:font-size-complex="13pt" style:font-weight-complex="normal"/>
    </style:style>
    <style:style style:name="P75" style:family="paragraph" style:parent-style-name="Standard">
      <style:text-properties fo:font-size="13pt" fo:font-weight="normal" officeooo:rsid="00124dce" officeooo:paragraph-rsid="00124dce" style:font-size-asian="13pt" style:font-weight-asian="normal" style:font-size-complex="13pt" style:font-weight-complex="normal"/>
    </style:style>
    <style:style style:name="P76" style:family="paragraph" style:parent-style-name="Standard" style:list-style-name="L16">
      <style:text-properties officeooo:paragraph-rsid="000bc78b"/>
    </style:style>
    <style:style style:name="T1" style:family="text">
      <style:text-properties fo:color="#0000ff" fo:background-color="#ffffff" loext:char-shading-value="0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weight="bold" fo:background-color="#ffffff" loext:char-shading-value="0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01b818" style:font-weight-asian="normal" style:font-weight-complex="normal"/>
    </style:style>
    <style:style style:name="T7" style:family="text">
      <style:text-properties fo:color="#000000" fo:background-color="#ffffff" loext:char-shading-value="0"/>
    </style:style>
    <style:style style:name="T8" style:family="text">
      <style:text-properties officeooo:rsid="0001b818"/>
    </style:style>
    <style:style style:name="T9" style:family="text">
      <style:text-properties officeooo:rsid="00034c65"/>
    </style:style>
    <style:style style:name="T10" style:family="text">
      <style:text-properties officeooo:rsid="0004e0c1"/>
    </style:style>
    <style:style style:name="T11" style:family="text">
      <style:text-properties officeooo:rsid="0006b86e"/>
    </style:style>
    <style:style style:name="T12" style:family="text">
      <style:text-properties officeooo:rsid="000bd1c3"/>
    </style:style>
    <style:style style:name="T13" style:family="text">
      <style:text-properties fo:font-size="12pt" fo:font-weight="normal" officeooo:rsid="000bc78b" style:font-size-asian="12pt" style:font-weight-asian="normal" style:font-size-complex="12pt" style:font-weight-complex="normal"/>
    </style:style>
    <style:style style:name="T14" style:family="text">
      <style:text-properties officeooo:rsid="000dad3c"/>
    </style:style>
    <style:style style:name="T15" style:family="text">
      <style:text-properties officeooo:rsid="000f8765"/>
    </style:style>
    <style:style style:name="T16" style:family="text">
      <style:text-properties officeooo:rsid="0010cb86"/>
    </style:style>
    <style:style style:name="T17" style:family="text">
      <style:text-properties officeooo:rsid="00117121"/>
    </style:style>
    <style:style style:name="T18" style:family="text">
      <style:text-properties officeooo:rsid="0011e3ed"/>
    </style:style>
    <style:style style:name="T19" style:family="text">
      <style:text-properties officeooo:rsid="0014dccf"/>
    </style:style>
    <style:style style:name="T20" style:family="text">
      <style:text-properties officeooo:rsid="00163e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ntroduction to Programming</text:p>
      <text:p text:style-name="P2">Intro to JavaScript: Drawing and Animation</text:p>
      <text:p text:style-name="P1"/>
      <text:p text:style-name="P20">2 min <text:span text:style-name="T8">(Intro to Programming Video)</text:span></text:p>
      <text:p text:style-name="P1"/>
      <text:p text:style-name="P1">We'll be using <text:span text:style-name="T2">JavaScript </text:span><text:span text:style-name="T6">as our programming language</text:span><text:span text:style-name="T5">,</text:span><text:span text:style-name="T4"> </text:span>specifically the <text:span text:style-name="T3">ProcessingJS</text:span><text:span text:style-name="T1"> </text:span><text:span text:style-name="T7">library</text:span><text:span text:style-name="T4">.</text:span></text:p>
      <text:p text:style-name="P1"><text:span text:style-name="T8">A JS library is a c</text:span>ollection of functions.</text:p>
      <text:p text:style-name="P4"/>
      <text:list xml:id="list8933585306629337289" text:style-name="L1">
        <text:list-item>
          <text:p text:style-name="P22">40 talk-throughs</text:p>
        </text:list-item>
        <text:list-item>
          <text:p text:style-name="P22">35 challenges</text:p>
        </text:list-item>
        <text:list-item>
          <text:p text:style-name="P23">9 projects</text:p>
        </text:list-item>
        <text:list-item>
          <text:p text:style-name="P24">Quizzes</text:p>
        </text:list-item>
        <text:list-item>
          <text:p text:style-name="P23">Spin-offs</text:p>
        </text:list-item>
      </text:list>
      <text:p text:style-name="P5"/>
      <text:p text:style-name="P17">6 min (Making drawings with code)</text:p>
      <text:list xml:id="list1760035965405011124" text:style-name="L2">
        <text:list-item>
          <text:p text:style-name="P25">Parameters </text:p>
        </text:list-item>
        <text:list-item>
          <text:p text:style-name="P25">Canvas</text:p>
        </text:list-item>
        <text:list-item>
          <text:p text:style-name="P28">ellipse(x, y, w, h);</text:p>
        </text:list-item>
        <text:list-item>
          <text:p text:style-name="P25">Oh Noes Guy</text:p>
        </text:list-item>
      </text:list>
      <text:p text:style-name="P6"/>
      <text:p text:style-name="P18">Challenge: Simple Snowman <text:span text:style-name="T9">(5 min)</text:span></text:p>
      <text:list xml:id="list6832761727257206168" text:style-name="L3">
        <text:list-item>
          <text:p text:style-name="P26">Use ellipse(x, y, w, h); to make a circle for the bottom of the snowman.</text:p>
        </text:list-item>
        <text:list-item>
          <text:p text:style-name="P26">Use ellipse(); to make a circle for the middle of the snowman.</text:p>
        </text:list-item>
        <text:list-item>
          <text:p text:style-name="P26">Use ellipse(); to make a circle for the top of the snowman.</text:p>
        </text:list-item>
      </text:list>
      <text:p text:style-name="P5"/>
      <text:p text:style-name="P18">6 min (Drawing more spaces with code)</text:p>
      <text:list xml:id="list5097566368755601658" text:style-name="L4">
        <text:list-item>
          <text:p text:style-name="P27">Convert face to robot</text:p>
        </text:list-item>
        <text:list-item>
          <text:p text:style-name="P29">rect(x, y, w, h);</text:p>
        </text:list-item>
        <text:list-item>
          <text:p text:style-name="P29">line(x1, y1, x2, y2);</text:p>
        </text:list-item>
        <text:list-item>
          <text:p text:style-name="P29">Comments</text:p>
        </text:list-item>
      </text:list>
      <text:p text:style-name="P6"/>
      <text:p text:style-name="P19">Challenge: <text:s/>Waving Snowman (5 min)</text:p>
      <text:list xml:id="list459913845009531689" text:style-name="L5">
        <text:list-item>
          <text:p text:style-name="P30">Use rect(x, y, w, h); to draw the ground.</text:p>
        </text:list-item>
        <text:list-item>
          <text:p text:style-name="P30">Use line(x1, y1, x2, y2); to draw lines on more sides of his body.</text:p>
        </text:list-item>
      </text:list>
      <text:p text:style-name="P7"/>
      <text:p text:style-name="P19">5 min (Coloring with code)</text:p>
      <text:list xml:id="list7006203939738025498" text:style-name="L6">
        <text:list-item>
          <text:p text:style-name="P31">background(red, green, blue);<text:tab/>// changes the background color.</text:p>
        </text:list-item>
        <text:list-item>
          <text:p text:style-name="P31">fill(R, G, B);<text:tab/><text:tab/><text:tab/><text:tab/>// changes the color of the following shape.</text:p>
        </text:list-item>
        <text:list-item>
          <text:p text:style-name="P31">stroke(R, G, B);<text:tab/><text:tab/><text:tab/>// changes the color of the outline.</text:p>
        </text:list-item>
        <text:list-item>
          <text:p text:style-name="P32">strokeWeight(20);<text:tab/><text:tab/><text:tab/>// changes the width of the outline.</text:p>
        </text:list-item>
        <text:list-item>
          <text:p text:style-name="P32">NoStroke();<text:tab/><text:tab/><text:tab/><text:tab/>// Removes outlines.</text:p>
        </text:list-item>
      </text:list>
      <text:p text:style-name="P8"/>
      <text:p text:style-name="P3">First 30 min</text:p>
      <text:p text:style-name="P9"/>
      <text:p text:style-name="P9"/>
      <text:p text:style-name="P9"/>
      <text:p text:style-name="P9"><text:soft-page-break/></text:p>
      <text:p text:style-name="P9"/>
      <text:p text:style-name="P66">Challenge: Melting Snowman (5 min)</text:p>
      <text:list xml:id="list4371095107073526380" text:style-name="L7">
        <text:list-item>
          <text:p text:style-name="P33">Use background(R, G, B); to change the background color.</text:p>
        </text:list-item>
        <text:list-item>
          <text:p text:style-name="P33">Use fill(R, G, B); to change the color of the ground.</text:p>
        </text:list-item>
        <text:list-item>
          <text:p text:style-name="P33">Use fill(); to change the color of the sun.</text:p>
        </text:list-item>
        <text:list-item>
          <text:p text:style-name="P33">Use fill(); to change the color of the snowman.</text:p>
        </text:list-item>
      </text:list>
      <text:p text:style-name="P9"/>
      <text:p text:style-name="P67">6 min (The Power of the Docs)</text:p>
      <text:list xml:id="list5358642374060596433" text:style-name="L8">
        <text:list-item>
          <text:p text:style-name="P34">Documentation</text:p>
        </text:list-item>
        <text:list-item>
          <text:p text:style-name="P34">Example Section</text:p>
        </text:list-item>
      </text:list>
      <text:p text:style-name="P10"/>
      <text:p text:style-name="P67">Project: What's for Dinner? <text:span text:style-name="T10">(10 ~ 15 min)</text:span></text:p>
      <text:list xml:id="list1925240836933454455" text:style-name="L9">
        <text:list-item>
          <text:p text:style-name="P35">Use at least 3 shapes rect(x, y, w, h); ellipse(x, y, w, h); and triangle(x1, y1, x2, y2, x3, y3); to draw food on the plate.</text:p>
        </text:list-item>
        <text:list-item>
          <text:p text:style-name="P35">Use at least 3 fill(R, G, B); and stroke(R, G, B); commands to color your food.</text:p>
        </text:list-item>
      </text:list>
      <text:p text:style-name="P11"/>
      <text:p text:style-name="P68">4 min (Intro to Variables)</text:p>
      <text:list xml:id="list4116197210880781721" text:style-name="L10">
        <text:list-item>
          <text:p text:style-name="P36">Variables</text:p>
        </text:list-item>
        <text:list-item>
          <text:p text:style-name="P36">Assignment Variables</text:p>
        </text:list-item>
      </text:list>
      <text:p text:style-name="P12"/>
      <text:p text:style-name="P69">Quiz: Variables (5 min)</text:p>
      <text:p text:style-name="P12"/>
      <text:p text:style-name="P69">Challenge: Bucktooth Bunny <text:span text:style-name="T11">(5 min)</text:span></text:p>
      <text:list xml:id="list6053993070960796358" text:style-name="L11">
        <text:list-item>
          <text:p text:style-name="P37">Create a variable for Bucky's eye size, exp: var eyeSize = 10;</text:p>
        </text:list-item>
        <text:list-item>
          <text:p text:style-name="P37">Create a variable for Bucky's teeth size, exp var teethLength = 10;</text:p>
        </text:list-item>
      </text:list>
      <text:p text:style-name="P11"/>
      <text:p text:style-name="P70">4 min (More on Variables)</text:p>
      <text:list xml:id="list7056338239049282583" text:style-name="L12">
        <text:list-item>
          <text:p text:style-name="P38">Using variables to affect all parts of a structure.</text:p>
        </text:list-item>
      </text:list>
      <text:p text:style-name="P14"/>
      <text:p text:style-name="P71">Challenge: Funky Frog (5 min)</text:p>
      <text:list xml:id="list2211857130919526893" text:style-name="L13">
        <text:list-item>
          <text:p text:style-name="P41">Draw a mouth using fill(R, G, B); ellipse(x, y, w, h); and <text:s/>the x and y variables.</text:p>
        </text:list-item>
        <text:list-item>
          <text:p text:style-name="P41">Draw a pupil using rect(x, y, w, h); for each eye.</text:p>
        </text:list-item>
      </text:list>
      <text:p text:style-name="P16"/>
      <text:p text:style-name="P71">Review: Variables (5 min)</text:p>
      <text:list xml:id="list803076883201857954" text:style-name="L14">
        <text:list-item>
          <text:p text:style-name="P42">Declare a variable, exp: <text:tab/><text:tab/>var xPos;</text:p>
        </text:list-item>
        <text:list-item>
          <text:p text:style-name="P42">Assign a variable a value, exp:<text:tab/>xPos = 10;</text:p>
        </text:list-item>
        <text:list-item>
          <text:p text:style-name="P43">Declare and assign, exp: <text:tab/><text:tab/>var xPos = 10;</text:p>
        </text:list-item>
        <text:list-item>
          <text:p text:style-name="P43">Re-assign, exp:<text:tab/><text:tab/><text:tab/>xPos = 20;</text:p>
        </text:list-item>
        <text:list-item>
          <text:p text:style-name="P44">Variables can only begin with letters or the symbols “$” and “_”.</text:p>
        </text:list-item>
        <text:list-item>
          <text:p text:style-name="P44">Variables are “case sensitive”.</text:p>
        </text:list-item>
        <text:list-item>
          <text:p text:style-name="P44">Variables should be clear, exp: <text:tab/>instead of “ts”, use “toothSize”</text:p>
        </text:list-item>
        <text:list-item>
          <text:p text:style-name="P44">Variables should use “camel case”. <text:tab/>“toothSize” instead of “toothsize” or “tooth_size”</text:p>
        </text:list-item>
      </text:list>
      <text:p text:style-name="P40"/>
      <text:p text:style-name="P61">1 Hour Plus</text:p>
      <text:p text:style-name="P14"/>
      <text:p text:style-name="P62"><text:soft-page-break/></text:p>
      <text:p text:style-name="P64">Animation Basics</text:p>
      <text:p text:style-name="P45"/>
      <text:p text:style-name="P72">What are animations?</text:p>
      <text:list xml:id="list7988811694313933184" text:style-name="L15">
        <text:list-item>
          <text:p text:style-name="P46">Animations are changes in an image <text:span text:style-name="T17">over time</text:span>.</text:p>
        </text:list-item>
      </text:list>
      <text:p text:style-name="P14"/>
      <text:p text:style-name="P72">6 min (Making animations)</text:p>
      <text:list xml:id="list4569879201394859153" text:style-name="L16">
        <text:list-item>
          <text:p text:style-name="P76"><text:span text:style-name="T13">draw = function() { code };<text:tab/><text:tab/>// </text:span>Called repeatedly during program execution. </text:p>
        </text:list-item>
      </text:list>
      <text:p text:style-name="P14"/>
      <text:p text:style-name="P72">Challenge: Exploding Sun <text:span text:style-name="T12">(5 min)</text:span></text:p>
      <text:list xml:id="list7761933670147742880" text:style-name="L17">
        <text:list-item>
          <text:p text:style-name="P47">Place the sun and land code inside a draw() function.</text:p>
        </text:list-item>
        <text:list-item>
          <text:p text:style-name="P47">Make the sun bigger by adding 1 to the sunSize variable inside the draw() function.</text:p>
        </text:list-item>
      </text:list>
      <text:p text:style-name="P48"/>
      <text:p text:style-name="P74">4 min (Incrementing shortcuts)</text:p>
      <text:list xml:id="list229241530477362182" text:style-name="L18">
        <text:list-item>
          <text:p text:style-name="P49">x += 1;<text:tab/><text:tab/><text:tab/><text:tab/>// sho<text:span text:style-name="T15">rtc</text:span>ut of x = x + 1;</text:p>
        </text:list-item>
        <text:list-item>
          <text:p text:style-name="P49">y -= 2;<text:tab/><text:tab/><text:tab/><text:tab/>// shortcut of y = y – 2;</text:p>
        </text:list-item>
        <text:list-item>
          <text:p text:style-name="P49">ballWidth *= 99/100;<text:tab/><text:tab/>// shortcut of ballWidth = ballWidth * 99/100;</text:p>
        </text:list-item>
        <text:list-item>
          <text:p text:style-name="P50">ballHeight /= 99/100;<text:tab/><text:tab/>// shortcut of ball<text:span text:style-name="T14">Height</text:span> = ball<text:span text:style-name="T14">Height</text:span> / 99/100;</text:p>
        </text:list-item>
      </text:list>
      <text:p text:style-name="P14"/>
      <text:p text:style-name="P73">2 min (A shorter shortcut)</text:p>
      <text:list xml:id="list1686210112780249158" text:style-name="L19">
        <text:list-item>
          <text:p text:style-name="P51">eyeSize++;<text:tab/><text:tab/><text:tab/>// shortcut of eyeSize += 1;</text:p>
        </text:list-item>
      </text:list>
      <text:p text:style-name="P14"/>
      <text:p text:style-name="P73">Challenge: Parting Clouds <text:span text:style-name="T16">(5 min)</text:span></text:p>
      <text:list xml:id="list5180235689217951373" text:style-name="L20">
        <text:list-item>
          <text:p text:style-name="P52">Change the leftX and rightX variables so that the clouds cover the sun, but still let a little sun peek out.</text:p>
        </text:list-item>
        <text:list-item>
          <text:p text:style-name="P53">Make it so the left cloud moves 1 pixel to the left in each frame, and the right cloud moves 1 pixel to the right.</text:p>
        </text:list-item>
        <text:list-item>
          <text:p text:style-name="P53">Increment the sun radius by 2 pixels in each frame.</text:p>
        </text:list-item>
      </text:list>
      <text:p text:style-name="P14"/>
      <text:p text:style-name="P54">Project: Shooting star <text:s/><text:span text:style-name="T18">(10 ~ 15 min)</text:span></text:p>
      <text:list xml:id="list8661667367104387678" text:style-name="L21">
        <text:list-item>
          <text:p text:style-name="P55">Position the star on any side of the canvas.</text:p>
        </text:list-item>
        <text:list-item>
          <text:p text:style-name="P55">Increment the xPos and/or xPos variables to move the star in the direction you would like.</text:p>
        </text:list-item>
        <text:list-item>
          <text:p text:style-name="P55">Add another star or shape and animate it going in a different direction.</text:p>
        </text:list-item>
        <text:list-item>
          <text:p text:style-name="P55">Bonus: Change the shape of the star or have it shoot out of a cannon.</text:p>
        </text:list-item>
        <text:list-item>
          <text:p text:style-name="P55">Bonus: Add a backdrop, like a starry night or skyscrapers.</text:p>
        </text:list-item>
      </text:list>
      <text:p text:style-name="P54"/>
      <text:p text:style-name="P63">30 minute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5"><text:soft-page-break/>Interactive programs</text:p>
      <text:p text:style-name="P75">3 min (Mouse Interaction)</text:p>
      <text:list xml:id="list7302245827880140656" text:style-name="L22">
        <text:list-item>
          <text:p text:style-name="P57">mouseX and mouseY<text:tab/><text:tab/>// Current coordinates of the mouse.</text:p>
        </text:list-item>
      </text:list>
      <text:p text:style-name="P56"/>
      <text:p text:style-name="P75">Challenge: Tasty Tomato <text:span text:style-name="T19">(5 min)</text:span></text:p>
      <text:list xml:id="list1349719381508974594" text:style-name="L23">
        <text:list-item>
          <text:p text:style-name="P58">Make the width and height of the bite bigger.</text:p>
        </text:list-item>
        <text:list-item>
          <text:p text:style-name="P58">Add a draw() function and move the “bite” code into it.</text:p>
        </text:list-item>
        <text:list-item>
          <text:p text:style-name="P59"><text:span text:style-name="T20">Replace</text:span> x and y <text:span text:style-name="T20">with</text:span> mouseX and mouseY in the “bite” code.</text:p>
        </text:list-item>
      </text:list>
      <text:p text:style-name="P14"/>
      <text:p text:style-name="P60">Challenge: Mouse movement mania (5 min)</text:p>
      <text:p text:style-name="P60"/>
      <text:p text:style-name="P14"/>
      <text:p text:style-name="P14"/>
      <text:p text:style-name="P14"/>
      <text:p text:style-name="P14"/>
      <text:p text:style-name="P14"/>
      <text:p text:style-name="P14"/>
      <text:p text:style-name="P15">References:</text:p>
      <text:p text:style-name="P15"><text:a xlink:type="simple" xlink:href="https://chrome.google.com/webstore/category/apps">https://chrome.google.com/webstore/category/apps</text:a></text:p>
      <text:p text:style-name="P16">http://processingjs.org/</text:p>
      <text:p text:style-name="P14"/>
      <text:p text:style-name="P14"/>
      <text:p text:style-name="P14"/>
      <text:p text:style-name="P14"/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2:20:51.894878987</meta:creation-date>
    <dc:date>2016-01-05T01:47:04.893589787</dc:date>
    <meta:editing-duration>PT4H38M35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4" meta:paragraph-count="104" meta:word-count="841" meta:character-count="4446" meta:non-whitespace-character-count="3740"/>
  </office:meta>
</office:document-meta>
</file>